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22038.0">
            <text:p>-22038</text:p>
          </table:table-cell>
          <table:table-cell office:value-type="float" office:value="-37912.0">
            <text:p>-37912</text:p>
          </table:table-cell>
          <table:table-cell office:value-type="float" office:value="-10.0">
            <text:p>-10</text:p>
          </table:table-cell>
          <table:table-cell office:value-type="float" office:value="-849.0">
            <text:p>-849</text:p>
          </table:table-cell>
          <table:table-cell office:value-type="float" office:value="-1162.0">
            <text:p>-1162</text:p>
          </table:table-cell>
          <table:table-cell office:value-type="float" office:value="-6786.0">
            <text:p>-6786</text:p>
          </table:table-cell>
          <table:table-cell office:value-type="float" office:value="2578.0">
            <text:p>2578</text:p>
          </table:table-cell>
          <table:table-cell office:value-type="float" office:value="-184016.0">
            <text:p>-184016</text:p>
          </table:table-cell>
          <table:table-cell office:value-type="float" office:value="-409.0">
            <text:p>-409</text:p>
          </table:table-cell>
          <table:table-cell office:value-type="float" office:value="-100959.0">
            <text:p>-100959</text:p>
          </table:table-cell>
          <table:table-cell office:value-type="float" office:value="1864.0">
            <text:p>1864</text:p>
          </table:table-cell>
          <table:table-cell office:value-type="float" office:value="221056.0">
            <text:p>221056</text:p>
          </table:table-cell>
          <table:table-cell office:value-type="float" office:value="45547.0">
            <text:p>45547</text:p>
          </table:table-cell>
          <table:table-cell office:value-type="float" office:value="63919.0">
            <text:p>63919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4427.0">
            <text:p>4427</text:p>
          </table:table-cell>
          <table:table-cell office:value-type="float" office:value="16974.0">
            <text:p>1697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8.0">
            <text:p>-28</text:p>
          </table:table-cell>
          <table:table-cell office:value-type="float" office:value="10866.0">
            <text:p>10866</text:p>
          </table:table-cell>
          <table:table-cell office:value-type="float" office:value="7005.0">
            <text:p>7005</text:p>
          </table:table-cell>
          <table:table-cell office:value-type="float" office:value="-180763.0">
            <text:p>-180763</text:p>
          </table:table-cell>
          <table:table-cell office:value-type="float" office:value="-409.0">
            <text:p>-409</text:p>
          </table:table-cell>
          <table:table-cell office:value-type="float" office:value="-98385.0">
            <text:p>-98385</text:p>
          </table:table-cell>
          <table:table-cell office:value-type="float" office:value="1836.0">
            <text:p>1836</text:p>
          </table:table-cell>
          <table:table-cell office:value-type="float" office:value="224544.0">
            <text:p>224544</text:p>
          </table:table-cell>
          <table:table-cell office:value-type="float" office:value="-27840.0">
            <text:p>-27840</text:p>
          </table:table-cell>
          <table:table-cell office:value-type="float" office:value="54604.0">
            <text:p>54604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5182.0">
            <text:p>-5182</text:p>
          </table:table-cell>
          <table:table-cell office:value-type="float" office:value="26464.0">
            <text:p>26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49.0">
            <text:p>449</text:p>
          </table:table-cell>
          <table:table-cell office:value-type="float" office:value="-29894.0">
            <text:p>-29894</text:p>
          </table:table-cell>
          <table:table-cell office:value-type="float" office:value="3724.0">
            <text:p>3724</text:p>
          </table:table-cell>
          <table:table-cell office:value-type="float" office:value="-178264.0">
            <text:p>-178264</text:p>
          </table:table-cell>
          <table:table-cell office:value-type="float" office:value="-409.0">
            <text:p>-409</text:p>
          </table:table-cell>
          <table:table-cell office:value-type="float" office:value="-129889.0">
            <text:p>-129889</text:p>
          </table:table-cell>
          <table:table-cell office:value-type="float" office:value="2737.0">
            <text:p>2737</text:p>
          </table:table-cell>
          <table:table-cell office:value-type="float" office:value="230682.0">
            <text:p>230682</text:p>
          </table:table-cell>
          <table:table-cell office:value-type="float" office:value="3430.0">
            <text:p>3430</text:p>
          </table:table-cell>
          <table:table-cell office:value-type="float" office:value="77471.0">
            <text:p>77471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144.0">
            <text:p>144</text:p>
          </table:table-cell>
          <table:table-cell office:value-type="float" office:value="-45818.0">
            <text:p>-45818</text:p>
          </table:table-cell>
          <table:table-cell office:value-type="float" office:value="-112.0">
            <text:p>-112</text:p>
          </table:table-cell>
          <table:table-cell office:value-type="float" office:value="-2391.0">
            <text:p>-2391</text:p>
          </table:table-cell>
          <table:table-cell office:value-type="float" office:value="17.0">
            <text:p>17</text:p>
          </table:table-cell>
          <table:table-cell office:value-type="float" office:value="-11493.0">
            <text:p>-11493</text:p>
          </table:table-cell>
          <table:table-cell office:value-type="float" office:value="3868.0">
            <text:p>3868</text:p>
          </table:table-cell>
          <table:table-cell office:value-type="float" office:value="-230818.0">
            <text:p>-230818</text:p>
          </table:table-cell>
          <table:table-cell office:value-type="float" office:value="-521.0">
            <text:p>-521</text:p>
          </table:table-cell>
          <table:table-cell office:value-type="float" office:value="-132199.0">
            <text:p>-132199</text:p>
          </table:table-cell>
          <table:table-cell office:value-type="float" office:value="2754.0">
            <text:p>2754</text:p>
          </table:table-cell>
          <table:table-cell office:value-type="float" office:value="214321.0">
            <text:p>214321</text:p>
          </table:table-cell>
          <table:table-cell office:value-type="float" office:value="59702.0">
            <text:p>59702</text:p>
          </table:table-cell>
          <table:table-cell office:value-type="float" office:value="148696.0">
            <text:p>148696</text:p>
          </table:table-cell>
        </table:table-row>
        <table:table-row>
          <table:table-cell office:value-type="string" office:string-value="2026/05/06">
            <text:p>2026/05/06</text:p>
          </table:table-cell>
          <table:table-cell office:value-type="float" office:value="-9808.0">
            <text:p>-9808</text:p>
          </table:table-cell>
          <table:table-cell office:value-type="float" office:value="48154.0">
            <text:p>48154</text:p>
          </table:table-cell>
          <table:table-cell office:value-type="float" office:value="46.0">
            <text:p>46</text:p>
          </table:table-cell>
          <table:table-cell office:value-type="float" office:value="142.0">
            <text:p>142</text:p>
          </table:table-cell>
          <table:table-cell office:value-type="float" office:value="-987.0">
            <text:p>-987</text:p>
          </table:table-cell>
          <table:table-cell office:value-type="float" office:value="-16322.0">
            <text:p>-16322</text:p>
          </table:table-cell>
          <table:table-cell office:value-type="float" office:value="1960.0">
            <text:p>1960</text:p>
          </table:table-cell>
          <table:table-cell office:value-type="float" office:value="-211146.0">
            <text:p>-211146</text:p>
          </table:table-cell>
          <table:table-cell office:value-type="float" office:value="-429.0">
            <text:p>-429</text:p>
          </table:table-cell>
          <table:table-cell office:value-type="float" office:value="-141275.0">
            <text:p>-141275</text:p>
          </table:table-cell>
          <table:table-cell office:value-type="float" office:value="1946.0">
            <text:p>1946</text:p>
          </table:table-cell>
          <table:table-cell office:value-type="float" office:value="216578.0">
            <text:p>216578</text:p>
          </table:table-cell>
          <table:table-cell office:value-type="float" office:value="-31974.0">
            <text:p>-31974</text:p>
          </table:table-cell>
          <table:table-cell office:value-type="float" office:value="135843.0">
            <text:p>13584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3238.0">
            <text:p>-3238</text:p>
          </table:table-cell>
          <table:table-cell office:value-type="float" office:value="65303.0">
            <text:p>653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221.0">
            <text:p>-2221</text:p>
          </table:table-cell>
          <table:table-cell office:value-type="float" office:value="5258.0">
            <text:p>5258</text:p>
          </table:table-cell>
          <table:table-cell office:value-type="float" office:value="11907.0">
            <text:p>11907</text:p>
          </table:table-cell>
          <table:table-cell office:value-type="float" office:value="-54063.0">
            <text:p>-54063</text:p>
          </table:table-cell>
          <table:table-cell office:value-type="float" office:value="65.0">
            <text:p>65</text:p>
          </table:table-cell>
          <table:table-cell office:value-type="float" office:value="957.0">
            <text:p>957</text:p>
          </table:table-cell>
          <table:table-cell office:value-type="float" office:value="2199.0">
            <text:p>2199</text:p>
          </table:table-cell>
          <table:table-cell office:value-type="float" office:value="87446.0">
            <text:p>87446</text:p>
          </table:table-cell>
          <table:table-cell office:value-type="float" office:value="-70561.0">
            <text:p>-70561</text:p>
          </table:table-cell>
          <table:table-cell office:value-type="float" office:value="-34340.0">
            <text:p>-34340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1618.0">
            <text:p>1618</text:p>
          </table:table-cell>
          <table:table-cell office:value-type="float" office:value="-35713.0">
            <text:p>-357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6.0">
            <text:p>86</text:p>
          </table:table-cell>
          <table:table-cell office:value-type="float" office:value="-761.0">
            <text:p>-761</text:p>
          </table:table-cell>
          <table:table-cell office:value-type="float" office:value="13525.0">
            <text:p>13525</text:p>
          </table:table-cell>
          <table:table-cell office:value-type="float" office:value="-87054.0">
            <text:p>-87054</text:p>
          </table:table-cell>
          <table:table-cell office:value-type="float" office:value="65.0">
            <text:p>65</text:p>
          </table:table-cell>
          <table:table-cell office:value-type="float" office:value="948.0">
            <text:p>948</text:p>
          </table:table-cell>
          <table:table-cell office:value-type="float" office:value="2285.0">
            <text:p>2285</text:p>
          </table:table-cell>
          <table:table-cell office:value-type="float" office:value="85285.0">
            <text:p>85285</text:p>
          </table:table-cell>
          <table:table-cell office:value-type="float" office:value="36474.0">
            <text:p>36474</text:p>
          </table:table-cell>
          <table:table-cell office:value-type="float" office:value="821.0">
            <text:p>82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23331.0">
            <text:p>-23331</text:p>
          </table:table-cell>
          <table:table-cell office:value-type="float" office:value="-65883.0">
            <text:p>-6588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510.0">
            <text:p>-4510</text:p>
          </table:table-cell>
          <table:table-cell office:value-type="float" office:value="-35259.0">
            <text:p>-35259</text:p>
          </table:table-cell>
          <table:table-cell office:value-type="float" office:value="7908.0">
            <text:p>7908</text:p>
          </table:table-cell>
          <table:table-cell office:value-type="float" office:value="-52545.0">
            <text:p>-52545</text:p>
          </table:table-cell>
          <table:table-cell office:value-type="float" office:value="65.0">
            <text:p>65</text:p>
          </table:table-cell>
          <table:table-cell office:value-type="float" office:value="329.0">
            <text:p>329</text:p>
          </table:table-cell>
          <table:table-cell office:value-type="float" office:value="1370.0">
            <text:p>1370</text:p>
          </table:table-cell>
          <table:table-cell office:value-type="float" office:value="35194.0">
            <text:p>35194</text:p>
          </table:table-cell>
          <table:table-cell office:value-type="float" office:value="101142.0">
            <text:p>101142</text:p>
          </table:table-cell>
          <table:table-cell office:value-type="float" office:value="17022.0">
            <text:p>17022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2506.0">
            <text:p>2506</text:p>
          </table:table-cell>
          <table:table-cell office:value-type="float" office:value="-3580.0">
            <text:p>-3580</text:p>
          </table:table-cell>
          <table:table-cell office:value-type="float" office:value="2.0">
            <text:p>2</text:p>
          </table:table-cell>
          <table:table-cell office:value-type="float" office:value="15.0">
            <text:p>15</text:p>
          </table:table-cell>
          <table:table-cell office:value-type="float" office:value="1154.0">
            <text:p>1154</text:p>
          </table:table-cell>
          <table:table-cell office:value-type="float" office:value="33872.0">
            <text:p>33872</text:p>
          </table:table-cell>
          <table:table-cell office:value-type="float" office:value="10414.0">
            <text:p>10414</text:p>
          </table:table-cell>
          <table:table-cell office:value-type="float" office:value="-58001.0">
            <text:p>-58001</text:p>
          </table:table-cell>
          <table:table-cell office:value-type="float" office:value="67.0">
            <text:p>67</text:p>
          </table:table-cell>
          <table:table-cell office:value-type="float" office:value="378.0">
            <text:p>378</text:p>
          </table:table-cell>
          <table:table-cell office:value-type="float" office:value="2524.0">
            <text:p>2524</text:p>
          </table:table-cell>
          <table:table-cell office:value-type="float" office:value="73835.0">
            <text:p>73835</text:p>
          </table:table-cell>
          <table:table-cell office:value-type="float" office:value="-30307.0">
            <text:p>-30307</text:p>
          </table:table-cell>
          <table:table-cell office:value-type="float" office:value="-16212.0">
            <text:p>-16212</text:p>
          </table:table-cell>
        </table:table-row>
        <table:table-row>
          <table:table-cell office:value-type="string" office:string-value="2026/05/06">
            <text:p>2026/05/06</text:p>
          </table:table-cell>
          <table:table-cell office:value-type="float" office:value="-9134.0">
            <text:p>-9134</text:p>
          </table:table-cell>
          <table:table-cell office:value-type="float" office:value="22145.0">
            <text:p>221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769.0">
            <text:p>-2769</text:p>
          </table:table-cell>
          <table:table-cell office:value-type="float" office:value="-4714.0">
            <text:p>-4714</text:p>
          </table:table-cell>
          <table:table-cell office:value-type="float" office:value="9690.0">
            <text:p>9690</text:p>
          </table:table-cell>
          <table:table-cell office:value-type="float" office:value="-38440.0">
            <text:p>-38440</text:p>
          </table:table-cell>
          <table:table-cell office:value-type="float" office:value="67.0">
            <text:p>67</text:p>
          </table:table-cell>
          <table:table-cell office:value-type="float" office:value="306.0">
            <text:p>306</text:p>
          </table:table-cell>
          <table:table-cell office:value-type="float" office:value="2412.0">
            <text:p>2412</text:p>
          </table:table-cell>
          <table:table-cell office:value-type="float" office:value="70531.0">
            <text:p>70531</text:p>
          </table:table-cell>
          <table:table-cell office:value-type="float" office:value="-17431.0">
            <text:p>-17431</text:p>
          </table:table-cell>
          <table:table-cell office:value-type="float" office:value="-32397.0">
            <text:p>-32397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1317.0">
            <text:p>-1317</text:p>
          </table:table-cell>
          <table:table-cell office:value-type="float" office:value="-10384926.0">
            <text:p>-10384926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1539.0">
            <text:p>-1539</text:p>
          </table:table-cell>
          <table:table-cell office:value-type="float" office:value="-12098171.0">
            <text:p>-1209817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1964.0">
            <text:p>-1964</text:p>
          </table:table-cell>
          <table:table-cell office:value-type="float" office:value="-16118931.0">
            <text:p>-16118931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-848.0">
            <text:p>-848</text:p>
          </table:table-cell>
          <table:table-cell office:value-type="float" office:value="-6951509.0">
            <text:p>-6951509</text:p>
          </table:table-cell>
        </table:table-row>
        <table:table-row>
          <table:table-cell office:value-type="string" office:string-value="2026/05/06">
            <text:p>2026/05/06</text:p>
          </table:table-cell>
          <table:table-cell office:value-type="float" office:value="-1237.0">
            <text:p>-1237</text:p>
          </table:table-cell>
          <table:table-cell office:value-type="float" office:value="-10267770.0">
            <text:p>-10267770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